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2])" office:value-type="float" office:value="4763.68" calcext:value-type="float">
            <text:p>4763.68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78:.C87])" office:value-type="float" office:value="-12128.08" calcext:value-type="float">
            <text:p>-12128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4];[.C88])" office:value-type="float" office:value="-7364.4" calcext:value-type="float">
            <text:p>-7364.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6:20:20.689803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0T16:21:20.328360485</dc:date>
    <meta:editing-duration>P6DT14H4M17S</meta:editing-duration>
    <meta:editing-cycles>707</meta:editing-cycles>
    <meta:generator>LibreOffice/25.8.0.4$Linux_X86_64 LibreOffice_project/580$Build-4</meta:generator>
    <meta:document-statistic meta:table-count="11" meta:cell-count="2597" meta:object-count="0"/>
  </office:meta>
</office:document-meta>
</file>